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6" style:family="paragraph">
      <style:paragraph-properties fo:text-align="start"/>
      <style:text-properties style:text-line-through-style="none" fo:font-style="normal" style:text-underline-style="none"/>
    </style:style>
    <style:style style:name="P7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8" style:family="paragraph">
      <style:text-properties style:font-name="Arial" fo:font-size="6pt" style:font-size-asian="6pt" style:font-size-complex="6pt"/>
    </style:style>
    <style:style style:name="P9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0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ontrol text:anchor-type="paragraph" draw:z-index="20" draw:style-name="gr4" draw:text-style-name="P5" svg:width="8.699cm" svg:height="0.396cm" svg:x="0.676cm" svg:y="2.662cm" draw:control="control1"/><draw:control text:anchor-type="paragraph" draw:z-index="21" draw:style-name="gr4" draw:text-style-name="P6" svg:width="3.527cm" svg:height="0.396cm" svg:x="9.592cm" svg:y="2.662cm" draw:control="control2"/><draw:control text:anchor-type="paragraph" draw:z-index="22" draw:style-name="gr4" draw:text-style-name="P6" svg:width="0.929cm" svg:height="0.396cm" svg:x="13.384cm" svg:y="2.662cm" draw:control="control3"/><draw:control text:anchor-type="paragraph" draw:z-index="23" draw:style-name="gr4" draw:text-style-name="P7" svg:width="4.123cm" svg:height="0.953cm" svg:x="0.72cm" svg:y="1.277cm" draw:control="control4"/><draw:control text:anchor-type="paragraph" draw:z-index="24" draw:style-name="gr4" draw:text-style-name="P6" svg:width="1.274cm" svg:height="0.396cm" svg:x="14.534cm" svg:y="2.662cm" draw:control="control5"/><draw:control text:anchor-type="paragraph" draw:z-index="25" draw:style-name="gr4" draw:text-style-name="P6" svg:width="3.555cm" svg:height="0.401cm" svg:x="16.007cm" svg:y="2.662cm" draw:control="control6"/><draw:control text:anchor-type="paragraph" draw:z-index="26" draw:name="txtNumeroDocumento" draw:style-name="gr4" draw:text-style-name="P5" svg:width="5.696cm" svg:height="0.396cm" svg:x="0.676cm" svg:y="3.411cm" draw:control="control7"/><draw:control text:anchor-type="paragraph" draw:z-index="27" draw:name="txtNumeroDocumento" draw:style-name="gr4" draw:text-style-name="P5" svg:width="3.682cm" svg:height="0.396cm" svg:x="6.606cm" svg:y="3.411cm" draw:control="control8"/><draw:control text:anchor-type="paragraph" draw:z-index="28" draw:name="txtNumeroDocumento" draw:style-name="gr4" draw:text-style-name="P5" svg:width="3.793cm" svg:height="0.396cm" svg:x="10.523cm" svg:y="3.411cm" draw:control="control9"/><draw:control text:anchor-type="paragraph" draw:z-index="29" draw:name="txtNumeroDocumento" draw:style-name="gr4" draw:text-style-name="P5" svg:width="5.024cm" svg:height="0.396cm" svg:x="14.533cm" svg:y="3.411cm" draw:control="control10"/><draw:control text:anchor-type="paragraph" draw:z-index="30" draw:name="txtNumeroDocumento" draw:style-name="gr4" draw:text-style-name="P5" svg:width="3.795cm" svg:height="0.396cm" svg:x="0.676cm" svg:y="4.161cm" draw:control="control11"/><draw:control text:anchor-type="paragraph" draw:z-index="31" draw:name="txtNumeroDocumento" draw:style-name="gr4" draw:text-style-name="P5" svg:width="3.086cm" svg:height="0.396cm" svg:x="4.685cm" svg:y="4.161cm" draw:control="control12"/><draw:control text:anchor-type="paragraph" draw:z-index="32" draw:name="txtNumeroDocumento" draw:style-name="gr4" draw:text-style-name="P5" svg:width="3.049cm" svg:height="0.396cm" svg:x="7.967cm" svg:y="4.161cm" draw:control="control13"/><draw:control text:anchor-type="paragraph" draw:z-index="33" draw:name="txtNumeroDocumento" draw:style-name="gr4" draw:text-style-name="P5" svg:width="3.049cm" svg:height="0.396cm" svg:x="11.231cm" svg:y="4.161cm" draw:control="control14"/><draw:control text:anchor-type="paragraph" draw:z-index="34" draw:name="txtNumeroDocumento" draw:style-name="gr4" draw:text-style-name="P5" svg:width="5.061cm" svg:height="0.396cm" svg:x="14.496cm" svg:y="4.161cm" draw:control="control15"/><draw:control text:anchor-type="paragraph" draw:z-index="35" draw:name="txtNumeroDocumento" draw:style-name="gr4" draw:text-style-name="P5" svg:width="14.537cm" svg:height="0.396cm" svg:x="0.676cm" svg:y="5.66cm" draw:control="control16"/><draw:control text:anchor-type="paragraph" draw:z-index="64" draw:style-name="gr4" draw:text-style-name="P9" svg:width="1.851cm" svg:height="0.952cm" svg:x="5.099cm" svg:y="1.274cm" draw:control="control17"/><draw:control text:anchor-type="paragraph" draw:z-index="65" draw:style-name="gr4" draw:text-style-name="P10" svg:width="12.286cm" svg:height="0.953cm" svg:x="7.204cm" svg:y="1.277cm" draw:control="control18"/><draw:control text:anchor-type="paragraph" draw:z-index="69" draw:style-name="gr4" draw:text-style-name="P7" svg:width="4.123cm" svg:height="0.953cm" svg:x="0.72cm" svg:y="7.246cm" draw:control="control19"/><draw:control text:anchor-type="paragraph" draw:z-index="70" draw:style-name="gr4" draw:text-style-name="P9" svg:width="1.851cm" svg:height="0.952cm" svg:x="5.099cm" svg:y="7.248cm" draw:control="control20"/><draw:control text:anchor-type="paragraph" draw:z-index="71" draw:style-name="gr4" draw:text-style-name="P10" svg:width="12.286cm" svg:height="0.953cm" svg:x="7.204cm" svg:y="7.246cm" draw:control="control21"/><draw:control text:anchor-type="paragraph" draw:z-index="72" draw:style-name="gr4" draw:text-style-name="P5" svg:width="14.311cm" svg:height="0.396cm" svg:x="0.676cm" svg:y="8.64cm" draw:control="control22"/><draw:control text:anchor-type="paragraph" draw:z-index="73" draw:style-name="gr4" draw:text-style-name="P5" svg:width="14.311cm" svg:height="0.396cm" svg:x="0.676cm" svg:y="9.382cm" draw:control="control23"/><draw:control text:anchor-type="paragraph" draw:z-index="74" draw:style-name="gr4" draw:text-style-name="P5" svg:width="4.313cm" svg:height="0.396cm" svg:x="15.205cm" svg:y="8.64cm" draw:control="control24"/><draw:control text:anchor-type="paragraph" draw:z-index="75" draw:style-name="gr4" draw:text-style-name="P5" svg:width="4.313cm" svg:height="0.396cm" svg:x="15.205cm" svg:y="9.382cm" draw:control="control25"/><draw:control text:anchor-type="paragraph" draw:z-index="76" draw:style-name="gr4" draw:text-style-name="P5" svg:width="4.315cm" svg:height="0.396cm" svg:x="15.222cm" svg:y="10.885cm" draw:control="control26"/><draw:control text:anchor-type="paragraph" draw:z-index="77" draw:style-name="gr4" draw:text-style-name="P5" svg:width="4.315cm" svg:height="0.396cm" svg:x="15.222cm" svg:y="10.107cm" draw:control="control27"/><draw:control text:anchor-type="paragraph" draw:z-index="78" draw:style-name="gr4" draw:text-style-name="P5" svg:width="4.315cm" svg:height="0.396cm" svg:x="15.222cm" svg:y="11.631cm" draw:control="control28"/><draw:control text:anchor-type="paragraph" draw:z-index="79" draw:style-name="gr4" draw:text-style-name="P5" svg:width="4.315cm" svg:height="0.396cm" svg:x="15.222cm" svg:y="12.381cm" draw:control="control29"/><draw:control text:anchor-type="paragraph" draw:z-index="80" draw:style-name="gr4" draw:text-style-name="P5" svg:width="4.315cm" svg:height="0.396cm" svg:x="15.222cm" svg:y="13.13cm" draw:control="control30"/><draw:control text:anchor-type="paragraph" draw:z-index="81" draw:style-name="gr4" draw:text-style-name="P5" svg:width="4.315cm" svg:height="0.396cm" svg:x="15.222cm" svg:y="13.88cm" draw:control="control31"/><draw:control text:anchor-type="paragraph" draw:z-index="82" draw:style-name="gr4" draw:text-style-name="P5" svg:width="2.271cm" svg:height="0.396cm" svg:x="0.676cm" svg:y="10.107cm" draw:control="control32"/><draw:control text:anchor-type="paragraph" draw:z-index="83" draw:style-name="gr4" draw:text-style-name="P5" svg:width="2.73cm" svg:height="0.396cm" svg:x="3.175cm" svg:y="10.107cm" draw:control="control33"/><draw:control text:anchor-type="paragraph" draw:z-index="84" draw:style-name="gr4" draw:text-style-name="P5" svg:width="2.786cm" svg:height="0.396cm" svg:x="6.121cm" svg:y="10.107cm" draw:control="control34"/><draw:control text:anchor-type="paragraph" draw:z-index="85" draw:style-name="gr4" draw:text-style-name="P5" svg:width="1.853cm" svg:height="0.396cm" svg:x="9.142cm" svg:y="10.107cm" draw:control="control35"/><draw:control text:anchor-type="paragraph" draw:z-index="86" draw:style-name="gr4" draw:text-style-name="P5" svg:width="3.774cm" svg:height="0.396cm" svg:x="11.231cm" svg:y="10.107cm" draw:control="control36"/><draw:control text:anchor-type="paragraph" draw:z-index="87" draw:style-name="gr4" draw:text-style-name="P5" svg:width="2.271cm" svg:height="0.396cm" svg:x="0.676cm" svg:y="10.885cm" draw:control="control37"/><draw:control text:anchor-type="paragraph" draw:z-index="88" draw:style-name="gr4" draw:text-style-name="P5" svg:width="1.692cm" svg:height="0.401cm" svg:x="3.171cm" svg:y="10.885cm" draw:control="control38"/><draw:control text:anchor-type="paragraph" draw:z-index="89" draw:style-name="gr4" draw:text-style-name="P5" svg:width="2.304cm" svg:height="0.401cm" svg:x="5.112cm" svg:y="10.885cm" draw:control="control39"/><draw:control text:anchor-type="paragraph" draw:z-index="90" draw:style-name="gr4" draw:text-style-name="P5" svg:width="3.301cm" svg:height="0.401cm" svg:x="7.699cm" svg:y="10.885cm" draw:control="control40"/><draw:control text:anchor-type="paragraph" draw:z-index="91" draw:style-name="gr4" draw:text-style-name="P5" svg:width="3.793cm" svg:height="0.401cm" svg:x="11.231cm" svg:y="10.885cm" draw:control="control41"/><draw:control text:anchor-type="paragraph" draw:z-index="92" draw:style-name="gr4" draw:text-style-name="P5" svg:width="4.315cm" svg:height="0.396cm" svg:x="15.222cm" svg:y="14.647cm" draw:control="control42"/><draw:control text:anchor-type="paragraph" draw:z-index="93" draw:style-name="gr4" draw:text-style-name="P11" svg:width="18.864cm" svg:height="0.401cm" svg:x="0.676cm" svg:y="15.393cm" draw:control="control43"/><draw:control text:anchor-type="paragraph" draw:z-index="94" draw:style-name="gr4" draw:text-style-name="P5" svg:width="18.864cm" svg:height="0.401cm" svg:x="0.676cm" svg:y="17.007cm" draw:control="control44"/><draw:control text:anchor-type="paragraph" draw:z-index="95" draw:style-name="gr4" draw:text-style-name="P7" svg:width="10.891cm" svg:height="1.301cm" svg:x="0.517cm" svg:y="18.565cm" draw:control="control45"/><draw:control text:anchor-type="paragraph" draw:z-index="97" draw:name="txtNumeroDocumento" draw:style-name="gr4" draw:text-style-name="P5" svg:width="18.834cm" svg:height="0.396cm" svg:x="0.676cm" svg:y="4.911cm" draw:control="control46"/><draw:control text:anchor-type="paragraph" draw:z-index="98" draw:name="txtNumeroDocumento" draw:style-name="gr4" draw:text-style-name="P5" svg:width="14.292cm" svg:height="0.396cm" svg:x="0.674cm" svg:y="11.661cm" draw:control="control47"/><draw:control text:anchor-type="paragraph" draw:z-index="99" draw:name="txtNumeroDocumento" draw:style-name="gr4" draw:text-style-name="P5" svg:width="14.292cm" svg:height="0.396cm" svg:x="0.674cm" svg:y="12.079cm" draw:control="control48"/><draw:control text:anchor-type="paragraph" draw:z-index="100" draw:name="txtNumeroDocumento" draw:style-name="gr4" draw:text-style-name="P5" svg:width="14.292cm" svg:height="0.396cm" svg:x="0.674cm" svg:y="12.497cm" draw:control="control49"/><draw:control text:anchor-type="paragraph" draw:z-index="101" draw:name="txtNumeroDocumento" draw:style-name="gr4" draw:text-style-name="P5" svg:width="14.292cm" svg:height="0.396cm" svg:x="0.674cm" svg:y="12.915cm" draw:control="control50"/><draw:control text:anchor-type="paragraph" draw:z-index="102" draw:name="txtNumeroDocumento" draw:style-name="gr4" draw:text-style-name="P5" svg:width="14.292cm" svg:height="0.396cm" svg:x="0.674cm" svg:y="13.351cm" draw:control="control51"/><draw:control text:anchor-type="paragraph" draw:z-index="103" draw:name="txtNumeroDocumento" draw:style-name="gr4" draw:text-style-name="P5" svg:width="14.292cm" svg:height="0.396cm" svg:x="0.674cm" svg:y="13.769cm" draw:control="control52"/><draw:control text:anchor-type="paragraph" draw:z-index="104" draw:name="txtNumeroDocumento" draw:style-name="gr4" draw:text-style-name="P5" svg:width="14.292cm" svg:height="0.396cm" svg:x="0.674cm" svg:y="14.187cm" draw:control="control53"/><draw:control text:anchor-type="paragraph" draw:z-index="105" draw:name="txtNumeroDocumento" draw:style-name="gr4" draw:text-style-name="P5" svg:width="14.292cm" svg:height="0.396cm" svg:x="0.674cm" svg:y="14.617cm" draw:control="control54"/><draw:control text:anchor-type="paragraph" draw:z-index="106" draw:style-name="gr4" draw:text-style-name="P11" svg:width="18.864cm" svg:height="0.401cm" svg:x="0.676cm" svg:y="15.82cm" draw:control="control55"/><draw:control text:anchor-type="paragraph" draw:z-index="107" draw:style-name="gr4" draw:text-style-name="P11" svg:width="18.864cm" svg:height="0.401cm" svg:x="0.676cm" svg:y="16.238cm" draw:control="control56"/><draw:control text:anchor-type="paragraph" draw:z-index="108" draw:style-name="gr4" draw:text-style-name="P5" svg:width="18.864cm" svg:height="0.401cm" svg:x="0.676cm" svg:y="17.431cm" draw:control="control57"/><draw:control text:anchor-type="paragraph" draw:z-index="109" draw:style-name="gr4" draw:text-style-name="P5" svg:width="18.864cm" svg:height="0.401cm" svg:x="0.676cm" svg:y="17.866cm" draw:control="control58"/><draw:rect text:anchor-type="paragraph" draw:z-index="0" draw:style-name="gr1" draw:text-style-name="P1" svg:width="4.478cm" svg:height="1.235cm" svg:x="0.515cm" svg:y="1.122cm"><text:p/></draw:rect><draw:rect text:anchor-type="paragraph" draw:z-index="1" draw:style-name="gr1" draw:text-style-name="P1" svg:width="1.989cm" svg:height="1.241cm" svg:x="5.027cm" svg:y="1.122cm"><text:p/></draw:rect><draw:rect text:anchor-type="paragraph" draw:z-index="2" draw:style-name="gr1" draw:text-style-name="P1" svg:width="12.593cm" svg:height="1.23cm" svg:x="7.052cm" svg:y="1.124cm"><text:p/></draw:rect><draw:custom-shape text:anchor-type="paragraph" draw:z-index="3" draw:style-name="gr2" draw:text-style-name="P2" svg:width="8.937cm" svg:height="0.75cm" svg:x="0.515cm" svg:y="2.36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2" draw:text-style-name="P2" svg:width="3.786cm" svg:height="0.75cm" svg:x="9.451cm" svg:y="2.36cm"><text:p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2" svg:width="1.158cm" svg:height="0.75cm" svg:x="13.236cm" svg:y="2.36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2" svg:width="1.493cm" svg:height="0.75cm" svg:x="14.393cm" svg:y="2.36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2" draw:text-style-name="P2" svg:width="3.756cm" svg:height="0.75cm" svg:x="15.886cm" svg:y="2.36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2" svg:width="5.963cm" svg:height="0.75cm" svg:x="0.515cm" svg:y="3.11cm"><text:p><text:span text:style-name="T1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2" svg:width="3.918cm" svg:height="0.75cm" svg:x="6.477cm" svg:y="3.11cm"><text:p><text:span text:style-name="T1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2" svg:width="4cm" svg:height="0.75cm" svg:x="10.395cm" svg:y="3.11cm"><text:p><text:span text:style-name="T1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2" svg:width="5.248cm" svg:height="0.75cm" svg:x="14.393cm" svg:y="3.11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2" draw:text-style-name="P2" svg:width="4.042cm" svg:height="0.75cm" svg:x="0.515cm" svg:y="3.859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2" draw:text-style-name="P2" svg:width="3.312cm" svg:height="0.75cm" svg:x="4.556cm" svg:y="3.859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2" draw:text-style-name="P2" svg:width="3.264cm" svg:height="0.75cm" svg:x="7.867cm" svg:y="3.859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2" draw:text-style-name="P2" svg:width="3.289cm" svg:height="0.75cm" svg:x="11.105cm" svg:y="3.859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2" draw:text-style-name="P2" svg:width="5.248cm" svg:height="0.75cm" svg:x="14.393cm" svg:y="3.859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2" draw:text-style-name="P2" svg:width="14.812cm" svg:height="0.75cm" svg:x="0.515cm" svg:y="5.359cm"><text:p><text:span text:style-name="T1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2" svg:width="4.315cm" svg:height="0.75cm" svg:x="15.33cm" svg:y="5.359cm"><text:p><text:span text:style-name="T1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9" draw:style-name="gr3" draw:text-style-name="P4" svg:width="3.123cm" svg:height="0.385cm" svg:x="16.522cm" svg:y="0.688cm"><draw:text-box><text:p text:style-name="P3"><text:span text:style-name="T2">RECIBO DO SACADO</text:span></text:p></draw:text-box></draw:frame><draw:line text:anchor-type="paragraph" draw:z-index="36" draw:style-name="gr5" draw:text-style-name="P1" svg:x1="0.517cm" svg:y1="6.643cm" svg:x2="19.644cm" svg:y2="6.643cm"><text:p/></draw:line><draw:custom-shape text:anchor-type="paragraph" draw:z-index="37" draw:style-name="gr2" draw:text-style-name="P2" svg:width="19.128cm" svg:height="1.62cm" svg:x="0.517cm" svg:y="15.074cm"><text:p><text:span text:style-name="T1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38" draw:style-name="gr6" draw:text-style-name="P8" svg:width="2.015cm" svg:height="0.267cm" svg:x="17.649cm" svg:y="6.376cm"><draw:text-box><text:p><text:span text:style-name="T3">Corte na linha abaixo</text:span></text:p></draw:text-box></draw:frame><draw:custom-shape text:anchor-type="paragraph" draw:z-index="39" draw:style-name="gr2" draw:text-style-name="P2" svg:width="14.579cm" svg:height="0.75cm" svg:x="0.515cm" svg:y="8.331cm"><text:p><text:span text:style-name="T1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" draw:text-style-name="P2" svg:width="4.552cm" svg:height="0.75cm" svg:x="15.094cm" svg:y="8.331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" draw:text-style-name="P2" svg:width="14.579cm" svg:height="0.75cm" svg:x="0.515cm" svg:y="9.081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" draw:text-style-name="P2" svg:width="4.552cm" svg:height="0.75cm" svg:x="15.094cm" svg:y="9.081cm"><text:p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" draw:text-style-name="P2" svg:width="4.552cm" svg:height="0.75cm" svg:x="15.094cm" svg:y="9.83cm"><text:p><text:span text:style-name="T1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" draw:text-style-name="P2" svg:width="4.552cm" svg:height="0.75cm" svg:x="15.094cm" svg:y="10.58cm"><text:p><text:span text:style-name="T1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" draw:text-style-name="P2" svg:width="4.552cm" svg:height="0.75cm" svg:x="15.094cm" svg:y="11.329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6" draw:style-name="gr2" draw:text-style-name="P2" svg:width="4.552cm" svg:height="0.75cm" svg:x="15.094cm" svg:y="12.079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7" draw:style-name="gr2" draw:text-style-name="P2" svg:width="4.552cm" svg:height="0.75cm" svg:x="15.094cm" svg:y="12.829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8" draw:style-name="gr2" draw:text-style-name="P2" svg:width="4.552cm" svg:height="0.75cm" svg:x="15.094cm" svg:y="13.578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9" draw:style-name="gr2" draw:text-style-name="P2" svg:width="4.552cm" svg:height="0.75cm" svg:x="15.094cm" svg:y="14.328cm"><text:p><text:span text:style-name="T1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style-name="gr2" draw:text-style-name="P2" svg:width="19.128cm" svg:height="1.62cm" svg:x="0.517cm" svg:y="16.695cm"><text:p><text:span text:style-name="T1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1" draw:style-name="gr2" draw:text-style-name="P2" svg:width="2.534cm" svg:height="0.75cm" svg:x="0.515cm" svg:y="9.83cm"><text:p><text:span text:style-name="T1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2" draw:style-name="gr2" draw:text-style-name="P2" svg:width="2.952cm" svg:height="0.75cm" svg:x="3.048cm" svg:y="9.83cm"><text:p><text:span text:style-name="T1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3" draw:style-name="gr2" draw:text-style-name="P2" svg:width="2.998cm" svg:height="0.75cm" svg:x="5.999cm" svg:y="9.83cm"><text:p><text:span text:style-name="T1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4" draw:style-name="gr2" draw:text-style-name="P2" svg:width="2.095cm" svg:height="0.75cm" svg:x="8.996cm" svg:y="9.83cm"><text:p><text:span text:style-name="T1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style-name="gr2" draw:text-style-name="P2" svg:width="4.005cm" svg:height="0.75cm" svg:x="11.09cm" svg:y="9.83cm"><text:p><text:span text:style-name="T1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6" draw:style-name="gr2" draw:text-style-name="P2" svg:width="2.534cm" svg:height="0.75cm" svg:x="0.515cm" svg:y="10.58cm"><text:p><text:span text:style-name="T1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7" draw:style-name="gr2" draw:text-style-name="P2" svg:width="1.916cm" svg:height="0.75cm" svg:x="3.048cm" svg:y="10.58cm"><text:p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8" draw:style-name="gr2" draw:text-style-name="P2" svg:width="2.565cm" svg:height="0.75cm" svg:x="4.964cm" svg:y="10.58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9" draw:style-name="gr2" draw:text-style-name="P2" svg:width="3.562cm" svg:height="0.75cm" svg:x="7.528cm" svg:y="10.58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0" draw:style-name="gr2" draw:text-style-name="P2" svg:width="4.005cm" svg:height="0.75cm" svg:x="11.09cm" svg:y="10.58cm"><text:p><text:span text:style-name="T1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1" draw:style-name="gr2" draw:text-style-name="P2" svg:width="14.579cm" svg:height="3.749cm" svg:x="0.515cm" svg:y="11.329cm"><text:p><text:span text:style-name="T1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62" draw:style-name="gr7" draw:text-style-name="P4" svg:width="3.915cm" svg:height="0.373cm" svg:x="15.73cm" svg:y="18.538cm"><draw:text-box><text:p text:style-name="P3"><text:span text:style-name="T2">FICHA DE COMPENSAÇÃO</text:span></text:p></draw:text-box></draw:frame><draw:frame text:anchor-type="paragraph" draw:z-index="63" draw:style-name="gr8" draw:text-style-name="P8" svg:width="2.357cm" svg:height="0.332cm" svg:x="12.751cm" svg:y="18.567cm"><draw:text-box><text:p><text:span text:style-name="T3">Autenticação Mecânica</text:span></text:p></draw:text-box></draw:frame><draw:rect text:anchor-type="paragraph" draw:z-index="66" draw:style-name="gr1" draw:text-style-name="P1" svg:width="4.478cm" svg:height="1.235cm" svg:x="0.515cm" svg:y="7.091cm"><text:p/></draw:rect><draw:rect text:anchor-type="paragraph" draw:z-index="67" draw:style-name="gr1" draw:text-style-name="P1" svg:width="1.989cm" svg:height="1.241cm" svg:x="5.027cm" svg:y="7.091cm"><text:p/></draw:rect><draw:rect text:anchor-type="paragraph" draw:z-index="68" draw:style-name="gr1" draw:text-style-name="P1" svg:width="12.593cm" svg:height="1.23cm" svg:x="7.052cm" svg:y="7.093cm"><text:p/></draw:rect><draw:custom-shape text:anchor-type="paragraph" draw:z-index="96" draw:style-name="gr2" draw:text-style-name="P2" svg:width="19.134cm" svg:height="0.75cm" svg:x="0.515cm" svg:y="4.609cm"><text:p><text:span text:style-name="T1">Sacado</text:span></text:p><draw:enhanced-geometry svg:viewBox="0 0 21600 21600" draw:glue-points="10800 0 0 10800 10800 21600 21600 10800" draw:type="flowchart-process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sael Queiroz</meta:initial-creator>
    <meta:creation-date>2008-01-18T19:37:11</meta:creation-date>
    <dc:creator>Misael Queiroz</dc:creator>
    <dc:date>2008-05-06T20:55:20</dc:date>
    <meta:editing-cycles>101</meta:editing-cycles>
    <meta:editing-duration>PT8H3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